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f76e3" officeooo:paragraph-rsid="000f76e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12121" loext:opacity="100%" style:font-name="Droid Sans Mono" fo:font-size="11pt" fo:font-weight="normal" officeooo:rsid="000f76e3" officeooo:paragraph-rsid="000f76e3" fo:background-color="#fffffe" style:font-size-asian="11pt" style:font-weight-asian="bold" style:font-size-complex="11pt" style:font-weight-complex="bold"/>
    </style:style>
    <style:style style:name="P3" style:family="paragraph" style:parent-style-name="Standard">
      <style:paragraph-properties style:line-height-at-least="0.423cm"/>
      <style:text-properties fo:color="#212121" loext:opacity="100%" style:font-name="Droid Sans Mono" fo:font-size="11pt" fo:font-weight="normal" fo:background-color="#fffffe" style:font-size-asian="11pt" style:font-size-complex="11pt"/>
    </style:style>
    <style:style style:name="P4" style:family="paragraph" style:parent-style-name="Standard">
      <style:paragraph-properties fo:margin-top="0cm" fo:margin-bottom="0.499cm" style:contextual-spacing="false" style:line-height-at-least="0.423cm"/>
      <style:text-properties fo:color="#212121" loext:opacity="100%" style:font-name="Droid Sans Mono" fo:font-size="11pt" fo:font-weight="normal" fo:background-color="#fffffe" style:font-size-asian="11pt" style:font-size-complex="11pt"/>
    </style:style>
    <style:style style:name="P5" style:family="paragraph" style:parent-style-name="Standard">
      <style:paragraph-properties style:line-height-at-least="0.423cm"/>
      <style:text-properties fo:color="#212121" loext:opacity="100%" style:font-name="Droid Sans Mono" fo:font-size="11pt" fo:font-weight="normal" officeooo:paragraph-rsid="000f76e3" fo:background-color="#fffffe" style:font-size-asian="11pt" style:font-size-complex="11pt"/>
    </style:style>
    <style:style style:name="P6" style:family="paragraph" style:parent-style-name="Standard">
      <style:paragraph-properties style:line-height-at-least="0.423cm"/>
      <style:text-properties fo:font-size="11pt" style:font-size-asian="11pt" style:font-size-complex="11pt"/>
    </style:style>
    <style:style style:name="P7" style:family="paragraph" style:parent-style-name="Standard">
      <style:paragraph-properties style:line-height-at-least="0.423cm"/>
      <style:text-properties fo:font-size="11pt" officeooo:paragraph-rsid="000f76e3" style:font-size-asian="11pt" style:font-size-complex="11pt"/>
    </style:style>
    <style:style style:name="P8" style:family="paragraph" style:parent-style-name="Standard">
      <style:paragraph-properties fo:margin-top="0cm" fo:margin-bottom="0.499cm" style:contextual-spacing="false" style:line-height-at-least="0.423cm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officeooo:rsid="000f76e3" officeooo:paragraph-rsid="000f76e3" style:font-size-asian="11pt" style:font-weight-asian="bold" style:font-size-complex="11pt" style:font-weight-complex="bold"/>
    </style:style>
    <style:style style:name="P10" style:family="paragraph" style:parent-style-name="Standard">
      <style:paragraph-properties style:line-height-at-least="0.423cm"/>
      <style:text-properties fo:color="#212121" loext:opacity="100%" style:font-name="Droid Sans Mono" fo:font-size="11pt" fo:font-weight="normal" fo:background-color="#fffffe" style:font-size-asian="11pt" style:font-size-complex="11pt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officeooo:rsid="000f76e3"/>
    </style:style>
    <style:style style:name="T3" style:family="text">
      <style:text-properties fo:color="#0000ff" loext:opacity="100%" officeooo:rsid="001347e2"/>
    </style:style>
    <style:style style:name="T4" style:family="text">
      <style:text-properties fo:color="#795e26" loext:opacity="100%"/>
    </style:style>
    <style:style style:name="T5" style:family="text">
      <style:text-properties fo:color="#09885a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a3151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S SQL SERVER</text:p>
      <text:p text:style-name="P1"/>
      <text:p text:style-name="P1"/>
      <text:p text:style-name="P2"/>
      <text:p text:style-name="P3"><text:span text:style-name="T1">create</text:span> <text:span text:style-name="T1">table</text:span> <text:span text:style-name="T4">categories</text:span></text:p>
      <text:p text:style-name="P3">(</text:p>
      <text:p text:style-name="P3">CatCode <text:span text:style-name="T1">varchar</text:span>(<text:span text:style-name="T5">10</text:span>) <text:span text:style-name="T1">constraint</text:span> categories_catcode_pk <text:span text:style-name="T1">primary key</text:span>,</text:p>
      <text:p text:style-name="P3">CatDesc <text:span text:style-name="T1">varchar</text:span>(<text:span text:style-name="T5">50</text:span>) <text:span text:style-name="T1">constraint</text:span> categories_catdesc_nn <text:span text:style-name="T1">not null</text:span> </text:p>
      <text:p text:style-name="P3">)</text:p>
      <text:p text:style-name="P6"/>
      <text:p text:style-name="P3"><text:span text:style-name="T1">create</text:span> <text:span text:style-name="T1">table</text:span> <text:span text:style-name="T4">products</text:span></text:p>
      <text:p text:style-name="P3">(</text:p>
      <text:p text:style-name="P3">ProdId <text:span text:style-name="T1">int</text:span> <text:span text:style-name="T4">identity</text:span> (<text:span text:style-name="T5">100</text:span>,<text:span text:style-name="T5">1</text:span>) <text:span text:style-name="T1">constraint</text:span> products_prodid_pk <text:span text:style-name="T1">primary key</text:span>,</text:p>
      <text:p text:style-name="P6"/>
      <text:p text:style-name="P3">ProdName <text:span text:style-name="T1">varchar</text:span>(<text:span text:style-name="T5">30</text:span>) <text:span text:style-name="T1">constraint</text:span> products_prodname_nn <text:span text:style-name="T1">not null</text:span>,</text:p>
      <text:p text:style-name="P3">Price <text:span text:style-name="T1">money</text:span> <text:span text:style-name="T1">constraint</text:span> products_price_chk <text:span text:style-name="T1">check</text:span> (price<text:span text:style-name="T6">&gt;=</text:span><text:span text:style-name="T5">0</text:span>),</text:p>
      <text:p text:style-name="P3">Qoh <text:span text:style-name="T1">int</text:span> <text:span text:style-name="T1">default</text:span> <text:span text:style-name="T5">0</text:span>,</text:p>
      <text:p text:style-name="P3">Remarks <text:span text:style-name="T1">varchar</text:span>(<text:span text:style-name="T5">100</text:span>),</text:p>
      <text:p text:style-name="P3">CatCode <text:span text:style-name="T1">varchar</text:span>(<text:span text:style-name="T5">10</text:span>) <text:span text:style-name="T1">constraint</text:span> products_catcode_fk</text:p>
      <text:p text:style-name="P3"><text:span text:style-name="T1">references</text:span> categories(catcode ) <text:span text:style-name="T1">on delete cascade</text:span></text:p>
      <text:p text:style-name="P3">)</text:p>
      <text:p text:style-name="P6"/>
      <text:p text:style-name="P3"><text:span text:style-name="T1">create</text:span> <text:span text:style-name="T1">table</text:span> <text:span text:style-name="T4">sales</text:span></text:p>
      <text:p text:style-name="P3">(</text:p>
      <text:p text:style-name="P3">Invno <text:span text:style-name="T1">int</text:span> <text:span text:style-name="T1">identity</text:span> <text:span text:style-name="T1">constraint</text:span> sales_invno_pk <text:span text:style-name="T1">primary key</text:span>,</text:p>
      <text:p text:style-name="P3">Prodid <text:span text:style-name="T1">int</text:span> <text:span text:style-name="T1">constraint</text:span> sales_prodid_fk <text:span text:style-name="T1">references</text:span> products(prodid),</text:p>
      <text:p text:style-name="P3">Transdate <text:span text:style-name="T1">datetime</text:span>,</text:p>
      <text:p text:style-name="P3">Qty <text:span text:style-name="T1">int</text:span> <text:span text:style-name="T1">constraint</text:span> sales_qty_chk <text:span text:style-name="T1">check</text:span>(qty <text:span text:style-name="T6">&gt;</text:span> <text:span text:style-name="T5">0</text:span>),</text:p>
      <text:p text:style-name="P3">Amount <text:span text:style-name="T1">money</text:span></text:p>
      <text:p text:style-name="P3">)</text:p>
      <text:p text:style-name="P4"><text:line-break/></text:p>
      <text:p text:style-name="P3"><text:span text:style-name="T1">INSERT into</text:span> categories <text:span text:style-name="T1">values</text:span>(<text:span text:style-name="T7">'Tp'</text:span>,<text:span text:style-name="T7">'Think Pad'</text:span>)</text:p>
      <text:p text:style-name="P3"><text:span text:style-name="T1">INSERT into</text:span> categories <text:span text:style-name="T1">values</text:span>(<text:span text:style-name="T7">'Hp'</text:span>,<text:span text:style-name="T7">'Mouse'</text:span>)</text:p>
      <text:p text:style-name="P3"><text:span text:style-name="T1">INSERT into</text:span> categories <text:span text:style-name="T1">values</text:span>(<text:span text:style-name="T7">'Rr'</text:span>,<text:span text:style-name="T7">'Range Rover'</text:span>)</text:p>
      <text:p text:style-name="P3"><text:span text:style-name="T1">INSERT into</text:span> categories <text:span text:style-name="T1">values</text:span>(<text:span text:style-name="T7">'Mp'</text:span>,<text:span text:style-name="T7">'Mobile Phone'</text:span>)</text:p>
      <text:p text:style-name="P3"><text:span text:style-name="T1">INSERT into</text:span> categories <text:span text:style-name="T1">values</text:span>(<text:span text:style-name="T7">'1+'</text:span>,<text:span text:style-name="T7">'One Plus'</text:span>)</text:p>
      <text:p text:style-name="P3"><text:span text:style-name="T1">UPDATE</text:span> categories <text:span text:style-name="T1">set</text:span> CatCode<text:span text:style-name="T6">=</text:span><text:span text:style-name="T7">'Buds'</text:span>,CatDesc<text:span text:style-name="T6">=</text:span><text:span text:style-name="T7">'Apple'</text:span> <text:span text:style-name="T1">WHERE</text:span> CatCode<text:span text:style-name="T6">=</text:span><text:span text:style-name="T7">'jfg'</text:span></text:p>
      <text:p text:style-name="P3"/>
      <text:p text:style-name="P5"><text:span text:style-name="T1">SELECT</text:span> <text:span text:style-name="T6">*</text:span> <text:span text:style-name="T1">from</text:span> categories</text:p>
      <text:p text:style-name="P6"/>
      <text:p text:style-name="P3"><text:span text:style-name="T1">insert into</text:span> products(ProdName,Price,Qoh,Remarks,CatCode) <text:span text:style-name="T1">values</text:span>(<text:span text:style-name="T7">'Think Pad'</text:span>,<text:span text:style-name="T5">57000</text:span>,<text:span text:style-name="T5">5</text:span>,<text:span text:style-name="T7">'New Model'</text:span>,<text:span text:style-name="T7">'Tp'</text:span>)</text:p>
      <text:p text:style-name="P3"><text:span text:style-name="T1">insert into</text:span> products(ProdName,Price,Qoh,Remarks,CatCode) <text:span text:style-name="T1">values</text:span>(<text:span text:style-name="T7">'Range Rover'</text:span>,<text:span text:style-name="T5">9500000</text:span>,<text:span text:style-name="T5">2</text:span>,<text:span text:style-name="T7">'Defender'</text:span>,<text:span text:style-name="T7">'Rr'</text:span>)</text:p>
      <text:p text:style-name="P3"><text:span text:style-name="T1">insert into</text:span> products(ProdName,Price,Qoh,Remarks,CatCode) <text:span text:style-name="T1">values</text:span>(<text:span text:style-name="T7">'One Plus'</text:span>,<text:span text:style-name="T5">30000</text:span>,<text:span text:style-name="T5">10</text:span>,<text:span text:style-name="T7">'G855 Processor'</text:span>,<text:span text:style-name="T7">'1+'</text:span>)</text:p>
      <text:p text:style-name="P3"><text:span text:style-name="T1">insert into</text:span> products(ProdName,Price,Qoh,Remarks,CatCode) <text:span text:style-name="T1">values</text:span>(<text:span text:style-name="T7">'Mouse'</text:span>,<text:span text:style-name="T5">600</text:span>,<text:span text:style-name="T5">7</text:span>,<text:span text:style-name="T7">'Bluetooth'</text:span>,<text:span text:style-name="T7">'Tp'</text:span>)</text:p>
      <text:p text:style-name="P3"><text:span text:style-name="T1">insert into</text:span> products(ProdName,Price,Qoh,Remarks,CatCode) <text:span text:style-name="T1">values</text:span>(<text:span text:style-name="T7">'Mobile Phone'</text:span>,<text:span text:style-name="T5">25000</text:span>,<text:span text:style-name="T5">20</text:span>,<text:span text:style-name="T7">'Amoled Display'</text:span>,<text:span text:style-name="T7">'Mp'</text:span>)</text:p>
      <text:p text:style-name="P3"><text:span text:style-name="T1">insert into</text:span> products(ProdName,Price,Qoh,Remarks,CatCode) <text:span text:style-name="T1">values</text:span>(<text:span text:style-name="T7">'Laptop'</text:span>,<text:span text:style-name="T5">70000</text:span>,<text:span text:style-name="T5">8</text:span>,<text:span text:style-name="T7">'Update Model'</text:span>,<text:span text:style-name="T7">'Tp'</text:span>)</text:p>
      <text:p text:style-name="P3"><text:soft-page-break/><text:span text:style-name="T1">insert into</text:span> products(ProdName,Price,Qoh,Remarks,CatCode) <text:span text:style-name="T1">values</text:span>(<text:span text:style-name="T7">'Audi'</text:span>,<text:span text:style-name="T5">3000000</text:span>,<text:span text:style-name="T5">4</text:span>,<text:span text:style-name="T7">'New Model'</text:span>,<text:span text:style-name="T7">'Rr'</text:span>)</text:p>
      <text:p text:style-name="P3"><text:span text:style-name="T1">insert into</text:span> products(ProdName,Price,Qoh,Remarks,CatCode) <text:span text:style-name="T1">values</text:span>(<text:span text:style-name="T7">'Boat'</text:span>,<text:span text:style-name="T5">5000</text:span>,<text:span text:style-name="T5">10</text:span>,<text:span text:style-name="T7">'Bluetooth'</text:span>,<text:span text:style-name="T7">'Buds'</text:span>)</text:p>
      <text:p text:style-name="P3"><text:span text:style-name="T1">insert into</text:span> products(ProdName,Price,Qoh,Remarks,CatCode) <text:span text:style-name="T1">values</text:span>(<text:span text:style-name="T7">'HeadPhones'</text:span>,<text:span text:style-name="T5">2000</text:span>,<text:span text:style-name="T5">25</text:span>,<text:span text:style-name="T7">'Wireless'</text:span>,<text:span text:style-name="T7">'1+'</text:span>)</text:p>
      <text:p text:style-name="P3"><text:span text:style-name="T1">insert into</text:span> products(ProdName,Price,Qoh,Remarks,CatCode) <text:span text:style-name="T1">values</text:span>(<text:span text:style-name="T7">'Benz'</text:span>,<text:span text:style-name="T5">4000000</text:span>,<text:span text:style-name="T5">2</text:span>,<text:span text:style-name="T7">'Updated Model'</text:span>,<text:span text:style-name="T7">'Rr'</text:span>)</text:p>
      <text:p text:style-name="P6"/>
      <text:p text:style-name="P3"><text:span text:style-name="T1">delete</text:span> <text:span text:style-name="T1">from</text:span> products <text:span text:style-name="T1">where</text:span> ProdId<text:span text:style-name="T6">=</text:span><text:span text:style-name="T5">105</text:span></text:p>
      <text:p text:style-name="P3"/>
      <text:p text:style-name="P5"><text:span text:style-name="T1">select</text:span> <text:span text:style-name="T6">*</text:span> <text:span text:style-name="T1">from</text:span> products</text:p>
      <text:p text:style-name="P7"/>
      <text:p text:style-name="P7"/>
      <text:p text:style-name="P3"><text:span text:style-name="T1">insert into</text:span> sales(ProdId,Transdate,qty,Amount) <text:span text:style-name="T1">values</text:span>(<text:span text:style-name="T5">106</text:span>,<text:span text:style-name="T7">'10-09-2022'</text:span>,<text:span text:style-name="T5">2</text:span>,<text:span text:style-name="T5">200000</text:span>)</text:p>
      <text:p text:style-name="P3"><text:span text:style-name="T1">insert into</text:span> sales(ProdId,Transdate,qty,Amount) <text:span text:style-name="T1">values</text:span>(<text:span text:style-name="T5">104</text:span>,<text:span text:style-name="T7">'02-05-2016'</text:span>,<text:span text:style-name="T5">5</text:span>,<text:span text:style-name="T5">2500</text:span>)</text:p>
      <text:p text:style-name="P3"><text:span text:style-name="T1">insert into</text:span> sales(ProdId,Transdate,qty,Amount) <text:span text:style-name="T1">values</text:span>(<text:span text:style-name="T5">108</text:span>,<text:span text:style-name="T7">'05-07-2020'</text:span>,<text:span text:style-name="T5">7</text:span>,<text:span text:style-name="T5">30000</text:span>)</text:p>
      <text:p text:style-name="P3"><text:span text:style-name="T1">insert into</text:span> sales(ProdId,Transdate,qty,Amount) <text:span text:style-name="T1">values</text:span>(<text:span text:style-name="T5">111</text:span>,<text:span text:style-name="T7">'11-27-2012'</text:span>,<text:span text:style-name="T5">3</text:span>,<text:span text:style-name="T5">5000</text:span>)</text:p>
      <text:p text:style-name="P3"><text:span text:style-name="T1">insert into</text:span> sales(ProdId,Transdate,qty,Amount) <text:span text:style-name="T1">values</text:span>(<text:span text:style-name="T5">115</text:span>,<text:span text:style-name="T7">'09-15-2019'</text:span>,<text:span text:style-name="T5">1</text:span>,<text:span text:style-name="T5">25000</text:span>)</text:p>
      <text:p text:style-name="P3"><text:span text:style-name="T1">insert into</text:span> sales(ProdId,Transdate,qty,Amount) <text:span text:style-name="T1">values</text:span>(<text:span text:style-name="T5">101</text:span>,<text:span text:style-name="T4">SYSDATETIME</text:span>(),<text:span text:style-name="T5">2</text:span>,<text:span text:style-name="T5">110000</text:span>)</text:p>
      <text:p text:style-name="P3"><text:span text:style-name="T1">insert into</text:span> sales(ProdId,Transdate,qty,Amount) <text:span text:style-name="T1">values</text:span>(<text:span text:style-name="T5">114</text:span>,<text:span text:style-name="T7">'07-25-2010'</text:span>,<text:span text:style-name="T5">1</text:span>,<text:span text:style-name="T5">9500000</text:span>)</text:p>
      <text:p text:style-name="P3"><text:span text:style-name="T1">insert into</text:span> sales(ProdId,Transdate,qty,Amount) <text:span text:style-name="T1">values</text:span>(<text:span text:style-name="T5">107</text:span>,<text:span text:style-name="T4">SYSDATETIME</text:span>(),<text:span text:style-name="T5">1</text:span>,<text:span text:style-name="T5">3000000</text:span>)</text:p>
      <text:p text:style-name="P3"><text:span text:style-name="T1">insert into</text:span> sales(ProdId,Transdate,qty,Amount) <text:span text:style-name="T1">values</text:span>(<text:span text:style-name="T5">113</text:span>,<text:span text:style-name="T7">'04-20-2017'</text:span>,<text:span text:style-name="T5">5</text:span>,<text:span text:style-name="T5">150000</text:span>)</text:p>
      <text:p text:style-name="P3"><text:span text:style-name="T1">insert into</text:span> sales(ProdId,Transdate,qty,Amount) <text:span text:style-name="T1">values</text:span>(<text:span text:style-name="T5">112</text:span>,<text:span text:style-name="T4">SYSDATETIME</text:span>(),<text:span text:style-name="T5">2</text:span>,<text:span text:style-name="T5">8000000</text:span>)</text:p>
      <text:p text:style-name="P6"/>
      <text:p text:style-name="P3"><text:span text:style-name="T1">delete</text:span> <text:span text:style-name="T1">from</text:span> sales <text:span text:style-name="T1">where</text:span> ProdId<text:span text:style-name="T6">=</text:span><text:span text:style-name="T5">114</text:span></text:p>
      <text:p text:style-name="P6"/>
      <text:p text:style-name="P3"><text:span text:style-name="T1">select</text:span> <text:span text:style-name="T6">*</text:span><text:span text:style-name="T1">from</text:span> sales</text:p>
      <text:p text:style-name="P3"/>
      <text:p text:style-name="P6"/>
      <text:p text:style-name="P3"><text:span text:style-name="T2">1-</text:span><text:span text:style-name="T1">update</text:span> products <text:span text:style-name="T1">set</text:span> Price<text:span text:style-name="T6">=</text:span>(price<text:span text:style-name="T6">+</text:span>(Price<text:span text:style-name="T6">*</text:span><text:span text:style-name="T5">0</text:span>.<text:span text:style-name="T5">1</text:span>)) <text:span text:style-name="T1">where</text:span> Qoh<text:span text:style-name="T6">&lt;</text:span><text:span text:style-name="T5">10</text:span></text:p>
      <text:p text:style-name="P6"/>
      <text:p text:style-name="P3"><text:span text:style-name="T2">2-</text:span><text:span text:style-name="T1">select</text:span> prodname, <text:span text:style-name="T4">left</text:span>(prodname, <text:span text:style-name="T4">charindex</text:span>(<text:span text:style-name="T7">' '</text:span>,prodname<text:span text:style-name="T6">+</text:span><text:span text:style-name="T7">' '</text:span>)) <text:span text:style-name="T1">from</text:span> products</text:p>
      <text:p text:style-name="P6"/>
      <text:p text:style-name="P3"><text:span text:style-name="T2">3-</text:span><text:span text:style-name="T1">select</text:span> prodname, <text:span text:style-name="T4">right</text:span>(prodname, <text:span text:style-name="T4">charindex</text:span>(<text:span text:style-name="T7">' '</text:span>,prodname)) <text:span text:style-name="T1">from</text:span> products</text:p>
      <text:p text:style-name="P6"/>
      <text:p text:style-name="P3"><text:span text:style-name="T2">4-</text:span><text:span text:style-name="T1">select</text:span> <text:span text:style-name="T6">*</text:span> <text:span text:style-name="T1">from</text:span> sales <text:span text:style-name="T1">where</text:span> <text:span text:style-name="T4">DATEPART</text:span>(mm,Transdate)<text:span text:style-name="T6">=</text:span><text:span text:style-name="T4">DATEPART</text:span>(mm,<text:span text:style-name="T4">GETDATE</text:span>())</text:p>
      <text:p text:style-name="P6"/>
      <text:p text:style-name="P3"><text:span text:style-name="T2">5-</text:span><text:span text:style-name="T1">select</text:span> Invno,Prodid,Transdate, <text:span text:style-name="T4">DATEDIFF</text:span>(DD,Transdate,<text:span text:style-name="T4">GETDATE</text:span>()) <text:span text:style-name="T1">as</text:span> <text:s text:c="3"/><text:tab/>daysgone,<text:span text:style-name="T4">DATEADD</text:span>(MM,<text:span text:style-name="T6">+</text:span><text:span text:style-name="T5">1</text:span>,Transdate) <text:span text:style-name="T1">as</text:span> nextDue <text:span text:style-name="T1">from</text:span> sales</text:p>
      <text:p text:style-name="P6"/>
      <text:p text:style-name="P3"><text:span text:style-name="T2">6-</text:span><text:span text:style-name="T1">select</text:span> <text:span text:style-name="T6">*</text:span> <text:span text:style-name="T1">from</text:span> sales <text:span text:style-name="T1">where</text:span> <text:span text:style-name="T4">DATEDIFF</text:span> (mm,Transdate,<text:span text:style-name="T4">GETDATE</text:span>())<text:span text:style-name="T6">=</text:span><text:span text:style-name="T5">12</text:span></text:p>
      <text:p text:style-name="P6"/>
      <text:p text:style-name="P3"><text:span text:style-name="T2">7-</text:span><text:span text:style-name="T1">select</text:span> <text:span text:style-name="T6">*</text:span> <text:span text:style-name="T1">from</text:span> products <text:span text:style-name="T1">where</text:span> ProdName <text:span text:style-name="T1">like</text:span> <text:span text:style-name="T7">'%e%e%'</text:span> </text:p>
      <text:p text:style-name="P6"/>
      <text:p text:style-name="P3"><text:span text:style-name="T2">8-</text:span><text:span text:style-name="T1">select</text:span> <text:span text:style-name="T4">sum</text:span>(Amount) <text:span text:style-name="T1">as</text:span> totalsales,<text:span text:style-name="T4">YEAR</text:span>(transdate) <text:span text:style-name="T1">as</text:span> <text:span text:style-name="T1">year</text:span> <text:span text:style-name="T1">from</text:span> sales <text:span text:style-name="T1">group by</text:span> <text:tab/><text:span text:style-name="T4">year</text:span>(Transdate)</text:p>
      <text:p text:style-name="P4"/>
      <text:p text:style-name="P2"><text:span text:style-name="T1">use</text:span> pubs</text:p>
      <text:p text:style-name="P2"/>
      <text:p text:style-name="P3"><text:span text:style-name="T1">select</text:span> <text:span text:style-name="T6">*</text:span> <text:span text:style-name="T1">from</text:span> publishers</text:p>
      <text:p text:style-name="P7"/>
      <text:p text:style-name="P5"><text:span text:style-name="T1">select</text:span> <text:span text:style-name="T6">*</text:span> <text:span text:style-name="T1">from</text:span> titles</text:p>
      <text:p text:style-name="P5"/>
      <text:p text:style-name="P7"/>
      <text:p text:style-name="P7"><text:soft-page-break/></text:p>
      <text:p text:style-name="P3"><text:span text:style-name="T2">9-</text:span><text:span text:style-name="T1">select</text:span> pub_id,<text:span text:style-name="T4">count</text:span>(<text:span text:style-name="T6">*</text:span>) <text:span text:style-name="T1">as</text:span> [files] <text:span text:style-name="T1">from</text:span> titles <text:span text:style-name="T1">group by</text:span> pub_id</text:p>
      <text:p text:style-name="P3"><text:span text:style-name="T1"><text:tab/>select</text:span> au_id,<text:span text:style-name="T4">COUNT</text:span>(<text:span text:style-name="T6">*</text:span>) <text:span text:style-name="T1">as</text:span> [no_of titles] <text:span text:style-name="T1">from</text:span> titleauthor <text:span text:style-name="T1">group by</text:span> au_id</text:p>
      <text:p text:style-name="P6"/>
      <text:p text:style-name="P3"><text:span text:style-name="T2">10-</text:span><text:span text:style-name="T1">select</text:span> <text:span text:style-name="T1">type</text:span>,<text:span text:style-name="T4">count</text:span>(<text:span text:style-name="T6">*</text:span>) <text:span text:style-name="T1">as</text:span> count <text:span text:style-name="T1">from</text:span> titles <text:span text:style-name="T1">where</text:span> price <text:span text:style-name="T6">&lt;</text:span> <text:span text:style-name="T5">10</text:span> <text:span text:style-name="T1">group by</text:span> <text:span text:style-name="T1">type</text:span></text:p>
      <text:p text:style-name="P6"/>
      <text:p text:style-name="P3"><text:span text:style-name="T2">11-</text:span><text:span text:style-name="T1">select</text:span> title_id,<text:span text:style-name="T4">count</text:span>(<text:span text:style-name="T6">*</text:span>)<text:span text:style-name="T1">as</text:span> [no_of authors] <text:span text:style-name="T1">from</text:span> titleauthor <text:span text:style-name="T1">where</text:span> title_id <text:span text:style-name="T1">in</text:span> (<text:span text:style-name="T1">select</text:span> <text:tab/>title_id <text:span text:style-name="T1">from</text:span> titles <text:span text:style-name="T1">where</text:span> royalty<text:span text:style-name="T6">&gt;</text:span><text:span text:style-name="T5">20</text:span>) <text:span text:style-name="T1">group by</text:span> title_id</text:p>
      <text:p text:style-name="P3"/>
      <text:p text:style-name="P3"/>
      <text:p text:style-name="P3"/>
      <text:p text:style-name="P3"><text:span text:style-name="T1">select</text:span> <text:span text:style-name="T6">*</text:span> <text:span text:style-name="T1">from</text:span> titles</text:p>
      <text:p text:style-name="P3"><text:span text:style-name="T1">select</text:span> <text:span text:style-name="T6">*</text:span> <text:span text:style-name="T1">from</text:span> publishers</text:p>
      <text:p text:style-name="P6"/>
      <text:p text:style-name="P3"><text:span text:style-name="T1">select</text:span> <text:span text:style-name="T6">*</text:span> <text:span text:style-name="T1">from</text:span> authors</text:p>
      <text:p text:style-name="P3"><text:span text:style-name="T1">select</text:span> <text:span text:style-name="T6">*</text:span> <text:span text:style-name="T1">from</text:span> titleauthor</text:p>
      <text:p text:style-name="P8"/>
      <text:p text:style-name="P3"><text:span text:style-name="T3">1-</text:span><text:span text:style-name="T1">select</text:span> pub_name,<text:span text:style-name="T4">count</text:span>(title_id)<text:span text:style-name="T1">as</text:span> [no_of titles] <text:span text:style-name="T1">from</text:span> publishers p <text:span text:style-name="T1">join</text:span> titles t <text:span text:style-name="T1">on</text:span> <text:tab/>t.pub_id <text:span text:style-name="T6">=</text:span> p.pub_id <text:span text:style-name="T1">GROUP by</text:span> pub_name</text:p>
      <text:p text:style-name="P6"/>
      <text:p text:style-name="P3"><text:span text:style-name="T3">2-</text:span><text:span text:style-name="T1">select</text:span> a.au_lname,t.price,title <text:span text:style-name="T1">from</text:span> authors a <text:span text:style-name="T1">join</text:span> titleauthor ta <text:span text:style-name="T1">on</text:span> a.au_id<text:span text:style-name="T6">=</text:span>ta.au_id <text:tab/><text:span text:style-name="T1">join</text:span> titles t <text:span text:style-name="T1">on</text:span> ta.title_id<text:span text:style-name="T6">=</text:span>t.title_id</text:p>
      <text:p text:style-name="P6"/>
      <text:p text:style-name="P3"><text:span text:style-name="T3">3-</text:span><text:span text:style-name="T1">select</text:span> t.type,<text:span text:style-name="T4">count</text:span>(t.title) <text:span text:style-name="T1">as</text:span> [no_of books] <text:span text:style-name="T1">from</text:span> titles t <text:span text:style-name="T1">where</text:span> price<text:span text:style-name="T6">&lt;</text:span><text:span text:style-name="T5">10</text:span> <text:span text:style-name="T1">group by</text:span> <text:tab/><text:span text:style-name="T1">type</text:span></text:p>
      <text:p text:style-name="P6"/>
      <text:p text:style-name="P3"><text:span text:style-name="T3">4-</text:span><text:span text:style-name="T1">select</text:span> p.city,<text:span text:style-name="T4">count</text:span>(t.title) <text:span text:style-name="T1">as</text:span> [no_of books] <text:span text:style-name="T1">from</text:span> publishers p <text:span text:style-name="T1">join</text:span> titles t <text:span text:style-name="T1">on</text:span> <text:tab/>p.pub_id<text:span text:style-name="T6">=</text:span>t.pub_id <text:span text:style-name="T1">GROUP by</text:span> city</text:p>
      <text:p text:style-name="P6"/>
      <text:p text:style-name="P3"><text:span text:style-name="T3">5-</text:span><text:span text:style-name="T1">select</text:span> p.pub_name, <text:span text:style-name="T4">count</text:span>(t.title) <text:span text:style-name="T1">as</text:span> [no_of books] <text:span text:style-name="T1">from</text:span> publishers p <text:span text:style-name="T1">join</text:span> titles t <text:span text:style-name="T1">on</text:span> <text:tab/>p.pub_id<text:span text:style-name="T6">=</text:span>t.pub_id <text:span text:style-name="T1">where</text:span> p.pub_id <text:span text:style-name="T1">not</text:span> <text:span text:style-name="T1">in</text:span> (<text:span text:style-name="T1">select</text:span> p.pub_id <text:span text:style-name="T1">from</text:span> publishers) <text:span text:style-name="T1">group <text:tab/>by</text:span> pub_name</text:p>
      <text:p text:style-name="P8"/>
      <text:p text:style-name="P3"><text:span text:style-name="T3">6-</text:span><text:span text:style-name="T1">select</text:span> au_fname,au_lname <text:span text:style-name="T1">from</text:span> authors <text:span text:style-name="T1">where</text:span> au_id <text:span text:style-name="T1">in</text:span>(<text:span text:style-name="T1">select</text:span> au_id <text:span text:style-name="T1">from</text:span> titles t <text:span text:style-name="T1">join</text:span> <text:tab/>titleauthor ta <text:span text:style-name="T1">on</text:span> ta.title_id<text:span text:style-name="T6">=</text:span>t.title_id <text:span text:style-name="T1">group by</text:span> au_id <text:span text:style-name="T1">having</text:span> <text:span text:style-name="T4">count</text:span>(ta.title_id)<text:span text:style-name="T6">&gt;</text:span><text:span text:style-name="T5">1</text:span>)</text:p>
      <text:p text:style-name="P6"/>
      <text:p text:style-name="P3"><text:span text:style-name="T3">7-</text:span><text:span text:style-name="T1">select</text:span> au_fname,au_lname <text:span text:style-name="T1">from</text:span> authors <text:span text:style-name="T1">where</text:span> au_id <text:span text:style-name="T1">not</text:span> <text:span text:style-name="T1">in</text:span>(<text:span text:style-name="T1">select</text:span> au_id <text:span text:style-name="T1">from</text:span> titles t <text:tab/><text:span text:style-name="T1">join</text:span> titleauthor ta <text:span text:style-name="T1">on</text:span> ta.title_id<text:span text:style-name="T6">=</text:span>t.title_id <text:span text:style-name="T1">group by</text:span> au_id)</text:p>
      <text:p text:style-name="P3"/>
      <text:p text:style-name="P3"/>
      <text:p text:style-name="P3"><text:span text:style-name="T1">create</text:span> <text:span text:style-name="T1">table</text:span> <text:span text:style-name="T4">customers</text:span></text:p>
      <text:p text:style-name="P3">(</text:p>
      <text:p text:style-name="P3">Cust_Name <text:span text:style-name="T1">varchar</text:span>(<text:span text:style-name="T5">30</text:span>) <text:span text:style-name="T1">constraint</text:span> customers_Cust_Name_pk <text:span text:style-name="T1">primary key</text:span>,</text:p>
      <text:p text:style-name="P3">Email <text:span text:style-name="T1">varchar</text:span>(<text:span text:style-name="T5">30</text:span>),</text:p>
      <text:p text:style-name="P3">Mobile_Num <text:span text:style-name="T1">varchar</text:span>(<text:span text:style-name="T5">100</text:span>)</text:p>
      <text:p text:style-name="P3">)</text:p>
      <text:p text:style-name="P3"><text:span text:style-name="T1">select</text:span> <text:span text:style-name="T6">*</text:span> <text:span text:style-name="T1">from</text:span> customers</text:p>
      <text:p text:style-name="P3"/>
      <text:p text:style-name="P3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7:41:14.337775691</meta:creation-date>
    <dc:date>2023-06-07T17:38:36.241789078</dc:date>
    <meta:editing-duration>PT9M5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89" meta:word-count="515" meta:character-count="5234" meta:non-whitespace-character-count="4789"/>
  </office:meta>
</office:document-meta>
</file>